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3E34C62FCD5B9886B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573cm" svg:height="4.694cm" svg:x="2.5cm" svg:y="2cm">
          <draw:image xlink:href="Pictures/10000000000000640000003E34C62FCD5B9886BD.jpg" xlink:type="simple" xlink:show="embed" xlink:actuate="onLoad" draw:mime-type="image/jpeg">
            <text:p/>
          </draw:image>
          <svg:desc>{d.sample[i].image}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.573cm" svg:height="4.694cm" svg:x="2.5cm" svg:y="2cm">
          <draw:image xlink:href="Pictures/10000000000000640000003E34C62FCD5B9886BD.jpg" xlink:type="simple" xlink:show="embed" xlink:actuate="onLoad" draw:mime-type="image/jpeg">
            <text:p/>
          </draw:image>
          <svg:desc>{d.sample[i+1].image}</svg:desc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5T08:02:29.423056280</meta:creation-date>
    <dc:date>2021-05-25T08:04:39.619337736</dc:date>
    <meta:editing-duration>PT2M11S</meta:editing-duration>
    <meta:editing-cycles>1</meta:editing-cycles>
    <meta:document-statistic meta:object-count="27"/>
    <meta:generator>LibreOffice/7.0.4.2$MacOSX_X86_64 LibreOffice_project/dcf040e67528d9187c66b2379df5ea4407429775</meta:generator>
  </office:meta>
</office:document-meta>
</file>